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style:font-name-asian="Calibri" style:font-size-asian="14pt" style:font-name-complex="Calibri" style:font-size-complex="14pt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4" style:family="paragraph" style:parent-style-name="Standard">
      <style:paragraph-properties fo:line-height="100%" fo:text-align="end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line-height="100%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line-height="100%" fo:text-align="center" style:justify-single-word="false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7" style:family="paragraph" style:parent-style-name="Standard">
      <style:paragraph-properties fo:line-height="100%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8" style:family="paragraph" style:parent-style-name="Standard">
      <style:paragraph-properties fo:line-height="100%" fo:text-align="center" style:justify-single-word="false" style:text-autospace="none"/>
    </style:style>
    <style:style style:name="P9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</style:style>
    <style:style style:name="P10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1" style:family="paragraph" style:parent-style-name="Standard">
      <style:paragraph-properties fo:margin-left="8.742cm" fo:margin-right="0cm" fo:line-height="100%" fo:text-align="end" style:justify-single-word="false" fo:text-indent="0cm" style:auto-text-indent="false" style:text-autospace="none"/>
    </style:style>
    <style:style style:name="P1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5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bold" style:font-name-asian="Calibri" style:font-size-asian="14pt" style:font-weight-asian="bold" style:font-name-complex="Calibri" style:font-size-complex="14pt" style:font-weight-complex="bold"/>
    </style:style>
    <style:style style:name="T1" style:family="text"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T2" style:family="text"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3" style:family="text">
      <style:text-properties style:font-name="Calibri" fo:font-size="14pt" fo:language="ru" fo:country="RU" style:font-name-asian="Calibri" style:font-size-asian="14pt" style:font-name-complex="Calibri" style:font-size-complex="14pt"/>
    </style:style>
    <style:style style:name="T4" style:family="text"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5" style:family="text">
      <style:text-properties style:font-name="Calibri" fo:font-size="18pt" fo:language="ru" fo:country="RU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style:font-name="Calibri" fo:font-size="18pt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Segoe UI Symbol" fo:font-size="18pt" fo:language="ru" fo:country="RU" fo:font-weight="bold" style:font-name-asian="Segoe UI Symbol" style:font-size-asian="18pt" style:font-weight-asian="bold" style:font-name-complex="Segoe UI Symbol" style:font-size-complex="18pt" style:font-weight-complex="bold"/>
    </style:style>
    <style:style style:name="T8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8"><text:span text:style-name="T1">(</text:span><text:span text:style-name="T3">национальный исследовательский университет)</text:span></text:p>
      <text:p text:style-name="P2"/>
      <text:p text:style-name="P8"><text:span text:style-name="T3">Факультет </text:span><text:span text:style-name="T1">«</text:span><text:span text:style-name="T3">Прикладная математика и физика</text:span><text:span text:style-name="T1">»</text:span></text:p>
      <text:p text:style-name="P8"><text:span text:style-name="T3">Кафедра </text:span><text:span text:style-name="T1">«</text:span><text:span text:style-name="T3">Вычислительная математика и программирование</text:span><text:span text:style-name="T1">»</text:span></text:p>
      <text:p text:style-name="P2"/>
      <text:p text:style-name="P2"/>
      <text:p text:style-name="P2"/>
      <text:p text:style-name="P2"/>
      <text:p text:style-name="P8"><text:span text:style-name="T5">Отчет по лабораторной работе </text:span><text:span text:style-name="T7">№</text:span><text:span text:style-name="T6">8</text:span></text:p>
      <text:p text:style-name="P8"><text:span text:style-name="T4">По курсу </text:span><text:span text:style-name="T2">«</text:span><text:span text:style-name="T4">Нейроинформатика</text:span><text:span text:style-name="T2">»</text:span></text:p>
      <text:p text:style-name="P3"/>
      <text:p text:style-name="P3"/>
      <text:p text:style-name="P6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2"><text:s/>C</text:span><text:span text:style-name="T4">тудент: <text:s text:c="2"/>Забарин Н.И.</text:span></text:p>
      <text:p text:style-name="P10">Преподаватель: <text:s text:c="2"/><text:tab/>Аносова Н.П.</text:p>
      <text:p text:style-name="P11"><text:span text:style-name="T2"><text:s text:c="5"/></text:span><text:span text:style-name="T4">Группа: <text:s text:c="11"/>80-408Б </text:span></text:p>
      <text:p text:style-name="P4"/>
      <text:p text:style-name="P4"/>
      <text:p text:style-name="P3"/>
      <text:p text:style-name="P3"/>
      <text:p text:style-name="P5"/>
      <text:p text:style-name="P12">Москва, 2016</text:p>
      <text:p text:style-name="P15"><text:soft-page-break/>Динамические сети </text:p>
      <text:p text:style-name="P13"><text:tab/>Целью работы является исследование свойств некоторых динамических нейронных сетей, алгоритмов обучения, а также применение сетей в задачах аппроксимации функций и распозна- вания динамических образов. Основные этапы работы: </text:p>
      <text:list xml:id="list5352335912676823194" text:style-name="L1">
        <text:list-item>
          <text:list>
            <text:list-item>
              <text:list>
                <text:list-item>
                  <text:p text:style-name="P14">Использовать сеть прямого распространения с запаздыванием для предсказания значений временного ряда и выполнения многошагового прогноза.</text:p>
                </text:list-item>
                <text:list-item>
                  <text:p text:style-name="P14">Использовать сеть сеть прямого распространения с распределенным запаздыванием для распознавания динамических образов. </text:p>
                </text:list-item>
                <text:list-item>
                  <text:p text:style-name="P14">Использовать нелинейную авторегрессионную сеть с внешними входами для аппроксима- ции траектории динамической системы и выполнения многошагового прогноза. </text:p>
                </text:list-item>
              </text:list>
            </text:list-item>
          </text:list>
        </text:list-item>
      </text:list>
      <text:p text:style-name="P13"/>
      <text:p text:style-name="P13">Вариант №21</text:p>
      <text:p text:style-name="P13">02/1859 </text:p>
      <text:p text:style-name="P13">u(k) = sin(−<text:span text:style-name="T8">k^2</text:span> + 2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4S</meta:editing-duration>
    <meta:editing-cycles>4</meta:editing-cycles>
    <meta:generator>OpenOffice/4.1.3$Win32 OpenOffice.org_project/413m1$Build-9783</meta:generator>
    <dc:date>2016-12-01T17:51:56.99</dc:date>
    <dc:creator>Никита Забарин</dc:creator>
    <meta:document-statistic meta:table-count="0" meta:image-count="0" meta:object-count="0" meta:page-count="2" meta:paragraph-count="18" meta:word-count="118" meta:character-count="1025"/>
    <meta:user-defined meta:name="Info 1"/>
    <meta:user-defined meta:name="Info 2"/>
    <meta:user-defined meta:name="Info 3"/>
    <meta:user-defined meta:name="Info 4"/>
  </office:meta>
</office:document-meta>
</file>